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Callback.getPrincipalProvid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allback.setPrincipalProviderRegistry( PrincipalProviderRegistry principalProvid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allback.getAnonymou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allback.setAnonymousId( String anonymou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allback.setAdminId( String admi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allback.getAdmi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allback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allback.set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